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a7616" officeooo:paragraph-rsid="001a761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f6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merkungen zu Merkmalliste</text:p>
      <text:p text:style-name="P1">Statische Hülle:<text:span text:style-name="T1"> Ko</text:span><text:span text:style-name="T2">rp</text:span><text:span text:style-name="T1">us aus Vollholz mit furnierter Sperrholz Rückwand und formverleimten Rundungen</text:span></text:p>
      <text:p text:style-name="P1">Einfügen eines oder mehrerer beweglicher Teile:<text:span text:style-name="T1"> Aufschlagende Drehtür</text:span></text:p>
      <text:p text:style-name="P1">Klassische Vollholzverbindungen:<text:span text:style-name="T1"> Verwendung von Dominos um die geraden Korpusseiten mit den formverleimten Rundungen zu verbinden</text:span></text:p>
      <text:p text:style-name="P1">Furnierte Flächen oder Vollholzflächen:<text:span text:style-name="T1"> selbst Furnierte Sperrholz Rückwand, gerade Korpus Seiten und Tür</text:span></text:p>
      <text:p text:style-name="P1">Eingestemmte Bänder und Schlösser:<text:span text:style-name="T1"> 3x Möbelband Kröpfung A und selbst entwickeltes Möbelschloss mit Schließblech</text:span></text:p>
      <text:p text:style-name="P1">Geschweifte Teile:<text:span text:style-name="T1"> Rundbogen Tür die mit Schablone gefräst wird</text:span></text:p>
      <text:p text:style-name="P1">Geschweifte Flächen: <text:span text:style-name="T1">Formverleimung der runden Korpusflächen</text:span></text:p>
      <text:p text:style-name="P1">Verarbeitung von Kunststoffen und Metallen:<text:span text:style-name="T1"> Selbst entwickelter Beschlag aus Resopal und 3D gedrucktem PLA, Schließblech aus Messing, gewalzter Messingring und Messingstange für Pendel, verlöten der Messing Einzelteile des Schließblechs und des Pendels</text:span></text:p>
      <text:p text:style-name="P1">Verwendung und Einbau besonderer Halbzeuge:<text:span text:style-name="T1"> </text:span><text:span text:style-name="T2">zuvor </text:span><text:span text:style-name="T1">selbst entwickeltes Elektrisches Uhrwerk</text:span></text:p>
      <text:p text:style-name="P1">Selbst entwickelte Beschläge und Mechanismen: <text:span text:style-name="T1">selbst entwickeltes Schloss und Schließblech für Aufschlagende Tür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761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2:35:37.431184099</meta:creation-date>
    <dc:date>2023-02-12T17:00:20.249938666</dc:date>
    <meta:editing-duration>PT17M39S</meta:editing-duration>
    <meta:editing-cycles>3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11" meta:word-count="135" meta:character-count="1120" meta:non-whitespace-character-count="996"/>
  </office:meta>
</office:document-meta>
</file>